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447cm"/>
    </style:style>
    <style:style style:name="co3" style:family="table-column">
      <style:table-column-properties fo:break-before="auto" style:column-width="12.968cm"/>
    </style:style>
    <style:style style:name="co4" style:family="table-column">
      <style:table-column-properties fo:break-before="auto" style:column-width="10.931cm"/>
    </style:style>
    <style:style style:name="co5" style:family="table-column">
      <style:table-column-properties fo:break-before="auto" style:column-width="11.822cm"/>
    </style:style>
    <style:style style:name="co6" style:family="table-column">
      <style:table-column-properties fo:break-before="auto" style:column-width="12.883cm"/>
    </style:style>
    <style:style style:name="ro1" style:family="table-row">
      <style:table-row-properties style:row-height="1.699cm" fo:break-before="auto" style:use-optimal-row-height="false"/>
    </style:style>
    <style:style style:name="ro2" style:family="table-row">
      <style:table-row-properties style:row-height="6.417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0.453cm" fo:break-before="auto" style:use-optimal-row-height="true"/>
    </style:style>
    <style:style style:name="ro5" style:family="table-row">
      <style:table-row-properties style:row-height="4.484cm" fo:break-before="auto" style:use-optimal-row-height="false"/>
    </style:style>
    <style:style style:name="ro6" style:family="table-row">
      <style:table-row-properties style:row-height="3.441cm" fo:break-before="auto" style:use-optimal-row-height="true"/>
    </style:style>
    <style:style style:name="ro7" style:family="table-row">
      <style:table-row-properties style:row-height="8.458cm" fo:break-before="auto" style:use-optimal-row-height="false"/>
    </style:style>
    <style:style style:name="ro8" style:family="table-row">
      <style:table-row-properties style:row-height="5.567cm" fo:break-before="auto" style:use-optimal-row-height="true"/>
    </style:style>
    <style:style style:name="ro9" style:family="table-row">
      <style:table-row-properties style:row-height="7.288cm" fo:break-before="auto" style:use-optimal-row-height="true"/>
    </style:style>
    <style:style style:name="ro10" style:family="table-row">
      <style:table-row-properties style:row-height="8.287cm" fo:break-before="auto" style:use-optimal-row-height="false"/>
    </style:style>
    <style:style style:name="ro11" style:family="table-row">
      <style:table-row-properties style:row-height="2.591cm" fo:break-before="auto" style:use-optimal-row-height="true"/>
    </style:style>
    <style:style style:name="ro12" style:family="table-row">
      <style:table-row-properties style:row-height="1.741cm" fo:break-before="auto" style:use-optimal-row-height="true"/>
    </style:style>
    <style:style style:name="ro13" style:family="table-row">
      <style:table-row-properties style:row-height="5.992cm" fo:break-before="auto" style:use-optimal-row-height="true"/>
    </style:style>
    <style:style style:name="ro14" style:family="table-row">
      <style:table-row-properties style:row-height="3.86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font-name="Liberation Sans" style:font-name-asian="WenQuanYi Micro Hei" style:font-name-complex="FreeSans"/>
    </style:style>
    <style:style style:name="ce3" style:family="table-cell" style:parent-style-name="Default">
      <style:table-cell-properties fo:wrap-option="wrap"/>
      <style:text-properties fo:font-style="normal" style:font-style-asian="normal" style:font-style-complex="normal"/>
    </style:style>
    <style:style style:name="T1" style:family="text">
      <style:text-properties fo:font-style="normal" style:font-style-asian="normal" style:font-style-complex="normal"/>
    </style:style>
  </office:automatic-styles>
  <office:body>
    <office:spreadsheet>
      <table:table table:name="1808-1865" table:style-name="ta1">
        <table:table-column table:style-name="co1" table:default-cell-style-name="ce1"/>
        <table:table-column table:style-name="co2" table:default-cell-style-name="ce1"/>
        <table:table-column table:style-name="co1" table:number-columns-repeated="1022" table:default-cell-style-name="ce1"/>
        <table:table-row table:style-name="ro1">
          <table:table-cell office:value-type="string" calcext:value-type="string">
            <text:p>ART. 113</text:p>
            <text:p>1808-1865</text:p>
          </table:table-cell>
          <table:table-cell office:value-type="string" calcext:value-type="string">
            <text:p>Ancien art. 113 [TEXTE DE 1808.] - La liberté provisoire ne pourra jamais être accordée au prévenu lorsque le titre de l'accusation emportera une peine afflictive ou infamante.</text:p>
          </table:table-cell>
          <table:table-cell table:number-columns-repeated="1022"/>
        </table:table-row>
        <table:table-row table:style-name="ro2">
          <table:table-cell office:value-type="string" calcext:value-type="string">
            <text:p>ART. 114</text:p>
            <text:p>1808-1865</text:p>
          </table:table-cell>
          <table:table-cell office:value-type="string" calcext:value-type="string">
            <text:p>Ancien art. 114 [TEXTE DE 1808.] - Si le fait n'emporte pas une peine afflictive ou infamante, mais seulement une peine correctionnelle, la chambre du conseil pourra, sur la demande du prévenu, et sur les conclusions du procureur impérial, ordonner que le prévenu sera provisoirement mis en liberté, moyennant caution solvable de se représenter à tous les actes de la procédure, et pour l'exécution du jugement, aussitôt qu'il en sera requis. - La mise en liberté provisoire avec caution pourra être demandée et accordée en tout état de cause.</text:p>
            <text:p/>
            <text:p>1856 : La chambre du conseil est remplacée par le juge d'instruction.</text:p>
          </table:table-cell>
          <table:table-cell table:number-columns-repeated="1022"/>
        </table:table-row>
        <table:table-row table:style-name="ro3">
          <table:table-cell office:value-type="string" calcext:value-type="string">
            <text:p>ART. 115</text:p>
            <text:p>1808-1865</text:p>
          </table:table-cell>
          <table:table-cell table:style-name="ce2" office:value-type="string" calcext:value-type="string">
            <text:p>Ancien art. 115 [TEXTE DE 1808.] - Néanmoins les vagabonds et les repris de justice ne pourront, en aucun cas, être mis en liberté provisoire.</text:p>
          </table:table-cell>
          <table:table-cell table:number-columns-repeated="1022"/>
        </table:table-row>
        <table:table-row table:style-name="ro4" table:number-rows-repeated="1048572">
          <table:table-cell table:number-columns-repeated="1024"/>
        </table:table-row>
        <table:table-row table:style-name="ro4">
          <table:table-cell table:number-columns-repeated="1024"/>
        </table:table-row>
      </table:table>
      <table:table table:name="1865-1933" table:style-name="ta1">
        <table:table-column table:style-name="co1" table:default-cell-style-name="ce1"/>
        <table:table-column table:style-name="co3" table:default-cell-style-name="ce1"/>
        <table:table-column table:style-name="co1" table:number-columns-repeated="1022" table:default-cell-style-name="ce1"/>
        <table:table-row table:style-name="ro5">
          <table:table-cell office:value-type="string" calcext:value-type="string">
            <text:p>ART. 113</text:p>
            <text:p>1865-1933</text:p>
          </table:table-cell>
          <table:table-cell office:value-type="string" calcext:value-type="string">
            <text:p>[TEXTE DE LA LOI DU 14 JUILLET 1865.] - En toute matière, le juge d'instruction pourra, sur la demande de l'inculpé et sur les conclusions du procureur impérial, ordonner que l'inculpé sera mis provisoirement en liberté, à charge, par celui-ci, de prendre l'engagement de se représenter à tous les actes de la procédure et pour l'exécution du jugement aussitôt qu'il en sera requis. - En matière correctionnelle, la mise en liberté sera de droit, cinq jours après l'interrogatoire, en faveur du prévenu domicilié, quand le maximum de la peine prononcée par la loi sera inférieur à deux ans d'emprisonnement. - La disposition qui précède ne s'appliquera ni aux prévenus déjà condamnés pour crime, ni à ceux déjà condamnés à un emprisonnement de plus d'une année.</text:p>
          </table:table-cell>
          <table:table-cell table:number-columns-repeated="1022"/>
        </table:table-row>
        <table:table-row table:style-name="ro6">
          <table:table-cell office:value-type="string" calcext:value-type="string">
            <text:p>ART. 114</text:p>
            <text:p>1965-1933</text:p>
          </table:table-cell>
          <table:table-cell office:value-type="string" calcext:value-type="string">
            <text:p>[TEXTE DE LA LOI DU 14 JUILLET 1865.] - La mise en liberté provisoire pourra, dans tous les cas où elle n'est pas de droit, être subordonnée à l'obligation de fournir un cautionnement dans les termes prévus par l'article 120. - Ce cautionnement garantit : - 1° La représentation de l'inculpé à tous les actes de la procédure et pour l'exécution du jugement ; - 2° Le payement dans l'ordre suivant : - 1° Des frais faits par la partie publique ; - 2° De ceux avancés par la partie civile ; - 3° Des amendes. - L'ordonnance de mise en liberté détermine la somme affectée à chacune des deux parties du cautionnement.</text:p>
          </table:table-cell>
          <table:table-cell table:number-columns-repeated="1022"/>
        </table:table-row>
        <table:table-row table:style-name="ro6">
          <table:table-cell office:value-type="string" calcext:value-type="string">
            <text:p>ART. 115</text:p>
            <text:p>1965-1933</text:p>
          </table:table-cell>
          <table:table-cell office:value-type="string" calcext:value-type="string">
            <text:p>[TEXTE DE LA LOI DU 14 JUILLET 1865.] - La mise en liberté aura lieu sans préjudice du droit que conserve le juge d'instruction, dans la suite de l'information, de décerner un nouveau mandat d'amener, d'arrêt ou de dépôt, si des circonstances nouvelles et graves rendent cette mesure nécessaire. - Toutefois, si la liberté provisoire avait été accordée par la chambre des mises en accusation réformant l'ordonnance du juge d'instruction, le juge d'instruction ne pourrait décerner un nouveau mandat qu'autant que la cour, sur les réquisitions du ministère public, aurait retiré à l'inculpé le bénéfice de la décision.</text:p>
          </table:table-cell>
          <table:table-cell table:number-columns-repeated="1022"/>
        </table:table-row>
        <table:table-row table:style-name="ro4" table:number-rows-repeated="1048572">
          <table:table-cell table:number-columns-repeated="1024"/>
        </table:table-row>
        <table:table-row table:style-name="ro4">
          <table:table-cell table:number-columns-repeated="1024"/>
        </table:table-row>
      </table:table>
      <table:table table:name="1933-1935" table:style-name="ta1">
        <table:table-column table:style-name="co1" table:default-cell-style-name="ce1"/>
        <table:table-column table:style-name="co4" table:default-cell-style-name="ce1"/>
        <table:table-column table:style-name="co1" table:number-columns-repeated="1022" table:default-cell-style-name="ce1"/>
        <table:table-row table:style-name="ro7">
          <table:table-cell office:value-type="string" calcext:value-type="string">
            <text:p>ART. 113</text:p>
            <text:p>1933-1935</text:p>
          </table:table-cell>
          <table:table-cell office:value-type="string" calcext:value-type="string">
            <text:p>[TEXTE DE LA LOI DU 7 FÉVRIER 1933.] - Aucun inculpé, après son premier interrogatoire devant le juge d'instruction, ne peut être mis ou maintenu en détention, s'il a un domicile certain et si la peine encourue est inférieure à deux ans d'emprisonnement. La disposition qui précède ne s'appliquera ni aux inculpés déjà condamnés pour crime, ni à ceux condamnés à un emprisonnement de plus de trois mois, sans sursis, pour délits de droit commun. - En toute autre matière correctionnelle que celle prévue dans la première partie du paragraphe précédent et en matière criminelle, la liberté provisoire est de droit cinq jours après le même interrogatoire. Toutefois, il pourra être dérogé à cette dernière règle et la détention préventive pourra être maintenue par ordonnance motivée du juge dans les cas suivants : - 1° Si l'inculpé n'a pas en France un domicile certain ; - 2° S'il a été précédemment condamné à plus de trois mois d'emprisonnement, sans sursis, pour délits de droit commun ; - 3° S'il y a lieu de craindre que l'inculpé essaie de se soustraire à la justice ; - 4° S'il est dangereux pour la sécurité publique ; - 5° Si son maintien en liberté est de nature à nuire à la manifestation de la vérité.</text:p>
          </table:table-cell>
          <table:table-cell table:number-columns-repeated="1022"/>
        </table:table-row>
        <table:table-row table:style-name="ro8">
          <table:table-cell office:value-type="string" calcext:value-type="string">
            <text:p>ART. 114</text:p>
            <text:p>1933-1935</text:p>
          </table:table-cell>
          <table:table-cell office:value-type="string" calcext:value-type="string">
            <text:p>[TEXTE DE LA LOI DU 7 FÉVRIER 1933.] - La durée de la détention préventive résultat de l'ordonnance prévue au paragraphe 2 de l'article qui précède ne pourra excéder quinze jours. - Si les nécessités de l'information exigent une prolongation de cette durée, le juge d'instruction fera son rapport à la chambre du conseil. Celle-ci, sur les conclusions du procureur de la République, l'inculpé et son conseil entendus, ce dernier appelé par lettre recommandée et vingt-quatre heures à l'avance, ordonnera, s'il y a lieu, que la détention soit maintenue pour une période d'un mois au plus. Ce délai peut être renouvelé plusieurs fois dans les même formes jusqu'à la clôture de l'information. - Le procureur de la République et l'inculpé peuvent interjeter appel de la décison de la chambre du conseil. - La procédure est celle de l'article 135 de ce Code.</text:p>
          </table:table-cell>
          <table:table-cell table:number-columns-repeated="1022"/>
        </table:table-row>
        <table:table-row table:style-name="ro9">
          <table:table-cell office:value-type="string" calcext:value-type="string">
            <text:p>ART. 115</text:p>
            <text:p>1933-1935</text:p>
          </table:table-cell>
          <table:table-cell office:value-type="string" calcext:value-type="string">
            <text:p>[TEXTE DE LA LOI DU 7 FÉVRIER 1933.] - La mise en liberté provisoire, lorsqu'elle n'est pas de droit, peut être autorisée, même d'office, en toute matière et en tout état de cause, par le juge d'instruction, sur les conclusions du ministère public, à charge par l'inculpé d'élire domicile au siège du tribunal ou de la cour et de prendre l'engagement de se représenter à tous les actes de la procédure ainsi que pour l'exécution de la sentence aussitôt qu'il en sera recquis. - Ladite mise en liberté provisoire pourra toujours, dans ce cas, être subordonnée à l'obligation de fournir un cautionnement. - Ce cautionnement garantit : - 1° La représentation de l'inculpé à tous les actes de la procédure et pour l'exécution du jugement ; - 2° Le payement dans l'ordre suivant : - a) Des frais faits par la partie publique ; - b) De ceux avancés par la partie civile ; - c) Des amendes. - L'ordonnance ou le jugement de mise en liberté détermine la somme affectée à chacune des deux parties du cautionnement. - L'ordonnance ou le jugement qui prononce la mise en liberté provisoire sera exécuté par provision et nonobstant appel.</text:p>
          </table:table-cell>
          <table:table-cell table:number-columns-repeated="1022"/>
        </table:table-row>
        <table:table-row table:style-name="ro4" table:number-rows-repeated="1048572">
          <table:table-cell table:number-columns-repeated="1024"/>
        </table:table-row>
        <table:table-row table:style-name="ro4">
          <table:table-cell table:number-columns-repeated="1024"/>
        </table:table-row>
      </table:table>
      <table:table table:name="1935-1939" table:style-name="ta1">
        <table:table-column table:style-name="co1" table:default-cell-style-name="ce1"/>
        <table:table-column table:style-name="co5" table:default-cell-style-name="ce1"/>
        <table:table-column table:style-name="co1" table:number-columns-repeated="1022" table:default-cell-style-name="ce1"/>
        <table:table-row table:style-name="ro10">
          <table:table-cell office:value-type="string" calcext:value-type="string">
            <text:p>ART. 113</text:p>
            <text:p>1935-1939</text:p>
          </table:table-cell>
          <table:table-cell office:value-type="string" calcext:value-type="string">
            <text:p>[TEXTE DE LA LOI DU 25 MARS 1935.] - Lorsque le maximum de la peine prononcée par la loi est inférieur à deux ans d'emprisonnement, l'inculpé domicilié en France ne peut être détenu plus de cinq jours après sa première comparution devant le juge d'instruction s'il n'a pas été déjà condamné pour crime, ou à un emprisonnement de plus de trois mois sans sursis pour délit de droit commun. - Dans les cas autres que ceux régis par les dispositions qui précèdent, la mise en liberté sera de droit quinze jours après celui de l'interrogatoire de première comparution. - Toutefois, le juge d'instruction pourra, sur les conclusions du procureur de la République et par ordonnance motivée, prolonger la détention préventive pendant un nouveau délai d'un mois au plus dans les circonstances suivantes : - 1° Si l'inculpé n'a pas en France un domicile certain ; - 2° S'il a été déjà condamné pour crime ou à un emprisonnement de plus de trois mois sans sursis pour délit de droit commun ; - 3° S'il y a lieu de craindre que l'inculpé essaie de se soustraire à la justice ; - 4° S'il est dangereux pour la sécurité publique ; - 5° Si sa mise en liberté est de nature à nuire à la manifestation de la vérité.</text:p>
          </table:table-cell>
          <table:table-cell table:number-columns-repeated="1022"/>
        </table:table-row>
        <table:table-row table:style-name="ro11">
          <table:table-cell office:value-type="string" calcext:value-type="string">
            <text:p>ART. 114</text:p>
            <text:p>1935-1939</text:p>
          </table:table-cell>
          <table:table-cell office:value-type="string" calcext:value-type="string">
            <text:p>[TEXTE DE LA LOI DU 25 MARS 1935.] - A l'expiration des effets de l'ordonnance prévue au troisième alinéa de l'article précédent, le juge d'instruction, sur les réquisitions du procureur de la Rpublique, l'inculpé et son conseil entendus, ce dernier et la partie civile appelés par lettre recommandée, vingt-quatre heures à l'avance, pourra ordonner, s'il y a lieu, que la détention soit maintenue pour une période d'un mois au plus.</text:p>
          </table:table-cell>
          <table:table-cell table:number-columns-repeated="1022"/>
        </table:table-row>
        <table:table-row table:style-name="ro12">
          <table:table-cell office:value-type="string" calcext:value-type="string">
            <text:p>ART. 115</text:p>
            <text:p>1935-1939</text:p>
          </table:table-cell>
          <table:table-cell office:value-type="string" calcext:value-type="string">
            <text:p>[TEXTE DE LA LOI DU 25 MARS 1935.] - Le procureur de la République et l'inculpé pourront interjeter appel de ladite ordonnance. - Le même droit appartiendra au procureur général. - Les formes et délais de l'appel sont réglés par l'article 135 de ce code.</text:p>
          </table:table-cell>
          <table:table-cell table:number-columns-repeated="1022"/>
        </table:table-row>
        <table:table-row table:style-name="ro4" table:number-rows-repeated="1048572">
          <table:table-cell table:number-columns-repeated="1024"/>
        </table:table-row>
        <table:table-row table:style-name="ro4">
          <table:table-cell table:number-columns-repeated="1024"/>
        </table:table-row>
      </table:table>
      <table:table table:name="1939-1957" table:style-name="ta1">
        <table:table-column table:style-name="co1" table:default-cell-style-name="ce1"/>
        <table:table-column table:style-name="co6" table:default-cell-style-name="ce1"/>
        <table:table-column table:style-name="co1" table:number-columns-repeated="1022" table:default-cell-style-name="ce1"/>
        <table:table-row table:style-name="ro13">
          <table:table-cell office:value-type="string" calcext:value-type="string">
            <text:p>ART. 113</text:p>
            <text:p>1939-1957</text:p>
          </table:table-cell>
          <table:table-cell office:value-type="string" calcext:value-type="string">
            <text:p>Art. 113. (Décr.-L. 18 nov. 1939.) En toute matière, le juge d'instruction pourra, sur la demande de l'inculpé et sur les conslusions du procureur de la République, ordonner que l'inculpé sera mis provisoirement en liberté, à charge, par celui-ci, de prendre l'engagement de se représenter à tous les actes de la procédure et pour l'exécution du jugement aussitôt qu'il en sera requis.</text:p>
            <text:p/>
            <text:p>En matière correctionnelle, la mise en liberté sera de droit, cinq jours après l'interrogatoire de première comparution, en faveur du prévenu domicilié en France, quand le maximum de la peine prononcée par la loi sera inférieur à deux ans d'emprisonnement.</text:p>
            <text:p/>
            <text:p>La disposition qui précède ne s'appliquera ni aux prévenus déjà condamnés pour crime, ni à ceux déjà condamnés à un emprisonnement de plus de trois mois sans sursis pour délit de droit commun.</text:p>
          </table:table-cell>
          <table:table-cell table:number-columns-repeated="1022"/>
        </table:table-row>
        <table:table-row table:style-name="ro2">
          <table:table-cell office:value-type="string" calcext:value-type="string">
            <text:p>ART. 114</text:p>
            <text:p>1939-1957</text:p>
          </table:table-cell>
          <table:table-cell office:value-type="string" calcext:value-type="string">
            <text:p>Art. 114. (Décr.-L. 18 nov. 1939.) La mise en liberté provisoire pourra, dans tous les cas où elle n'est pas de droit, être subordonnée à l'obligation de fournir un cautionnement dans les termes prévus par l'article 120.</text:p>
            <text:p/>
            <text:p>Ce cautionnement garantit :</text:p>
            <text:p>1° La représentation de l'inculpé à tous les actes de la procédure et pour l'exécution du jugement ;</text:p>
            <text:p>2° Le payement dans l'ordre suivant :</text:p>
            <text:p>a) Des frais faits par la partie publique ;</text:p>
            <text:p>b) De ceux avancés par la partie civile ;</text:p>
            <text:p>c) Des amendes ;</text:p>
            <text:p>d) Des restitutions et dommages-intérêts.</text:p>
            <text:p/>
            <text:p>L'ordonnance de mise en liberté détermine la somme affectée à chacune des deux parties du cautionnement.</text:p>
          </table:table-cell>
          <table:table-cell table:number-columns-repeated="1022"/>
        </table:table-row>
        <table:table-row table:style-name="ro14">
          <table:table-cell table:style-name="ce3" office:value-type="string" calcext:value-type="string">
            <text:p><text:span text:style-name="T1">ART. 115</text:span></text:p>
            <text:p><text:span text:style-name="T1">1939-1957</text:span></text:p>
          </table:table-cell>
          <table:table-cell office:value-type="string" calcext:value-type="string">
            <text:p>Art. 115. (Décr.-L. 18 nov. 1939.) La mise en liberté aura lieu sans préjudice du droit que conserve le juge d'instruction, dans la suite de l'informaion, de décerner un nouveau mandat d'amener, d'arrêt ou de dépôt, si des circonstances nouvelles et graves rendent cette mesure nécessaire.</text:p>
            <text:p/>
            <text:p>Toutefois, si la liberté provisoire a été accordée par la chambre des mises en accusation réformant l'ordonnance du juge d'instruction, ce magistrat ne pourra décerner un nouveau mandat qu'autant que la cour, sur les réquisitions écrites du ministère public, aura retiré à l'inculpé le bénéfice de sa décision.</text:p>
          </table:table-cell>
          <table:table-cell table:number-columns-repeated="1022"/>
        </table:table-row>
        <table:table-row table:style-name="ro4" table:number-rows-repeated="1048572">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0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écile Hauchemaille</meta:initial-creator>
    <meta:creation-date>2014-07-07T16:44:25.823262640</meta:creation-date>
    <meta:generator>LibreOffice/4.2.4.2$Linux_X86_64 LibreOffice_project/420m0$Build-2</meta:generator>
    <meta:editing-cycles>2</meta:editing-cycles>
    <meta:editing-duration>PT28M2S</meta:editing-duration>
    <dc:title>Chapitre VIII</dc:title>
    <dc:date>2014-07-07T18:14:10.337636095</dc:date>
    <dc:creator>Cécile Hauchemaille</dc:creator>
    <meta:document-statistic meta:table-count="5" meta:cell-count="30" meta:object-count="0"/>
    <meta:user-defined meta:name="Sous-Titre">De la liberté provisoire et du cautionnement</meta:user-defined>
  </office:meta>
</office:document-meta>
</file>